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officeooo:rsid="000dcd29" officeooo:paragraph-rsid="000dcd29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officeooo:rsid="0010225c" officeooo:paragraph-rsid="0010225c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LAN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249cm" style:type="center"/>
          <style:tab-stop style:position="8.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249cm" style:type="center"/>
          <style:tab-stop style:position="8.5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0.4cm" fo:margin-bottom="0.4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09:02:18.160865131</meta:creation-date>
    <dc:date>2022-08-06T18:42:06.652959541</dc:date>
    <meta:editing-duration>PT1M5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